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ps</text:p>
          </table:table-cell>
          <table:table-cell table:number-columns-repeated="3"/>
        </table:table-row>
        <table:table-row table:style-name="ro1">
          <table:table-cell office:value-type="string">
            <text:p>CK: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<text:s text:c="4"/>SLICE_X88Y84 <text:s text:c="8"/>FDRE (Prop_fdre_C_Q) <text:s text:c="8"/>0.524 <text:s text:c="3"/>10.608 r <text:s/>clk_int_fall_reg/Q</text:p>
          </table:table-cell>
          <table:table-cell/>
        </table:table-row>
        <table:table-row table:style-name="ro1">
          <table:table-cell/>
          <table:table-cell office:value-type="float" office:value="272">
            <text:p>272</text:p>
          </table:table-cell>
          <table:table-cell/>
          <table:table-cell office:value-type="string">
            <text:p><text:s text:c="25"/>net (fo=2, routed) <text:s text:c="10"/>0.272 <text:s text:c="3"/>10.880 <text:s text:c="3"/>clk_int_fall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  <table:table-cell office:value-type="string">
            <text:p><text:s text:c="4"/>SLICE_X89Y84 <text:s text:c="8"/>LUT2 (Prop_lut2_I1_O) <text:s text:c="7"/>0.118 <text:s text:c="3"/>10.998 r <text:s/>OBUFDSi_i_1/O</text:p>
          </table:table-cell>
          <table:table-cell/>
        </table:table-row>
        <table:table-row table:style-name="ro1">
          <table:table-cell/>
          <table:table-cell office:value-type="float" office:value="1716">
            <text:p>1716</text:p>
          </table:table-cell>
          <table:table-cell/>
          <table:table-cell office:value-type="string">
            <text:p><text:s text:c="25"/>net (fo=2, routed) <text:s text:c="10"/>1.716 <text:s text:c="3"/>12.714 <text:s text:c="3"/>OBUFDSi/I</text:p>
          </table:table-cell>
          <table:table-cell/>
        </table:table-row>
        <table:table-row table:style-name="ro1">
          <table:table-cell/>
          <table:table-cell office:value-type="float" office:value="2022">
            <text:p>2022</text:p>
          </table:table-cell>
          <table:table-cell/>
          <table:table-cell office:value-type="string">
            <text:p><text:s text:c="4"/>L6 <text:s text:c="18"/>OBUFDS (Prop_obufds_I_O) <text:s text:c="4"/>2.022 <text:s text:c="3"/>14.736 r <text:s/>OBUFDSi/P/O</text:p>
          </table:table-cell>
          <table:table-cell/>
        </table:table-row>
        <table:table-row table:style-name="ro1">
          <table:table-cell/>
          <table:table-cell table:style-name="ce1" table:formula="of:=SUM([.B3:.B7])" office:value-type="float" office:value="4652">
            <text:p>4652</text:p>
          </table:table-cell>
          <table:table-cell office:value-type="float" office:value="0">
            <text:p>0</text:p>
          </table:table-cell>
          <table:table-cell office:value-type="string">
            <text:p><text:s text:c="25"/>net (fo=0) <text:s text:c="18"/>0.000 <text:s text:c="3"/>14.736 <text:s text:c="3"/>SDRAM_C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DQS est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<text:s text:c="4"/>SLICE_X88Y84 <text:s text:c="8"/>FDRE (Prop_fdre_C_Q) <text:s text:c="8"/>0.524 <text:s text:c="3"/>10.608 r <text:s/>clk_int_fall_reg/Q</text:p>
          </table:table-cell>
          <table:table-cell/>
        </table:table-row>
        <table:table-row table:style-name="ro1">
          <table:table-cell/>
          <table:table-cell office:value-type="float" office:value="272">
            <text:p>272</text:p>
          </table:table-cell>
          <table:table-cell/>
          <table:table-cell office:value-type="string">
            <text:p><text:s text:c="25"/>net (fo=2, routed) <text:s text:c="10"/>0.272 <text:s text:c="3"/>10.880 <text:s text:c="3"/>clk_int_fall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  <table:table-cell office:value-type="string">
            <text:p><text:s text:c="4"/>SLICE_X89Y84 <text:s text:c="8"/>LUT2 (Prop_lut2_I1_O) <text:s text:c="7"/>0.118 <text:s text:c="3"/>10.998 r <text:s/>OBUFDSi_i_1/O</text:p>
          </table:table-cell>
          <table:table-cell/>
        </table:table-row>
        <table:table-row table:style-name="ro1">
          <table:table-cell/>
          <table:table-cell office:value-type="float" office:value="1716">
            <text:p>1716</text:p>
          </table:table-cell>
          <table:table-cell/>
          <table:table-cell office:value-type="string">
            <text:p><text:s text:c="25"/>net (fo=2, routed) <text:s text:c="10"/>1.716 <text:s text:c="3"/>12.714 <text:s text:c="3"/>OBUFDSi/I</text:p>
          </table:table-cell>
          <table:table-cell/>
        </table:table-row>
        <table:table-row table:style-name="ro1">
          <table:table-cell/>
          <table:table-cell office:value-type="float" office:value="472">
            <text:p>472</text:p>
          </table:table-cell>
          <table:table-cell/>
          <table:table-cell office:value-type="string">
            <text:p><text:s text:c="4"/>OLOGIC_X1Y84 <text:s text:c="8"/>ODDR (Prop_oddr_C_Q) <text:s text:c="8"/>0.472 <text:s text:c="3"/>10.561 r <text:s/>SDRAM_CTRLi/dq_oddri[11].dq_oddrin/Q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<text:s text:c="25"/>net (fo=1, routed) <text:s text:c="10"/>0.001 <text:s text:c="3"/>10.562 <text:s text:c="3"/>SDRAM_DQ_IOBUF[11]_inst/I</text:p>
          </table:table-cell>
          <table:table-cell/>
        </table:table-row>
        <table:table-row table:style-name="ro1">
          <table:table-cell/>
          <table:table-cell office:value-type="float" office:value="2669">
            <text:p>2669</text:p>
          </table:table-cell>
          <table:table-cell/>
          <table:table-cell office:value-type="string">
            <text:p><text:s text:c="4"/>U4 <text:s text:c="18"/>OBUFT (Prop_obuft_I_O) <text:s text:c="6"/>2.669 <text:s text:c="3"/>13.231 r <text:s/>SDRAM_DQ_IOBUF[11]_inst/OBUFT/O</text:p>
          </table:table-cell>
          <table:table-cell/>
        </table:table-row>
        <table:table-row table:style-name="ro1">
          <table:table-cell/>
          <table:table-cell table:style-name="ce1" table:formula="of:=SUM([.B11:.B17])" office:value-type="float" office:value="5772">
            <text:p>5772</text:p>
          </table:table-cell>
          <table:table-cell table:formula="of:=[.B18]-[.B8]" office:value-type="float" office:value="1120">
            <text:p>1120</text:p>
          </table:table-cell>
          <table:table-cell office:value-type="string">
            <text:p><text:s text:c="25"/>net (fo=1, unset) <text:s text:c="11"/>0.000 <text:s text:c="3"/>13.231 <text:s text:c="3"/>SDRAM_DQ[11]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DQ</text:p>
          </table:table-cell>
          <table:table-cell office:value-type="float" office:value="472">
            <text:p>472</text:p>
          </table:table-cell>
          <table:table-cell/>
          <table:table-cell office:value-type="string">
            <text:p><text:s text:c="4"/>OLOGIC_X1Y84 <text:s text:c="8"/>ODDR (Prop_oddr_C_Q) <text:s text:c="8"/>0.472 <text:s text:c="3"/>10.561 r <text:s/>SDRAM_CTRLi/dq_oddri[11].dq_oddrin/Q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<text:s text:c="25"/>net (fo=1, routed) <text:s text:c="10"/>0.001 <text:s text:c="3"/>10.562 <text:s text:c="3"/>SDRAM_DQ_IOBUF[11]_inst/I</text:p>
          </table:table-cell>
          <table:table-cell/>
        </table:table-row>
        <table:table-row table:style-name="ro1">
          <table:table-cell/>
          <table:table-cell office:value-type="float" office:value="2669">
            <text:p>2669</text:p>
          </table:table-cell>
          <table:table-cell/>
          <table:table-cell office:value-type="string">
            <text:p><text:s text:c="4"/>U4 <text:s text:c="18"/>OBUFT (Prop_obuft_I_O) <text:s text:c="6"/>2.669 <text:s text:c="3"/>13.231 r <text:s/>SDRAM_DQ_IOBUF[11]_inst/OBUFT/O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25"/>net (fo=1, unset) <text:s text:c="11"/>0.000 <text:s text:c="3"/>13.231 <text:s text:c="3"/>SDRAM_DQ[11]</text:p>
          </table:table-cell>
          <table:table-cell/>
        </table:table-row>
        <table:table-row table:style-name="ro1">
          <table:table-cell/>
          <table:table-cell table:style-name="ce1" table:formula="of:=SUM([.B21:.B24])" office:value-type="float" office:value="3142">
            <text:p>3142</text:p>
          </table:table-cell>
          <table:table-cell table:formula="of:=[.B25]-[.B8]" office:value-type="float" office:value="-1510">
            <text:p>-1510</text:p>
          </table:table-cell>
          <table:table-cell office:value-type="string">
            <text:p><text:s text:c="4"/>U4 <text:s text:c="63"/>r <text:s/>SDRAM_DQ[11]</text:p>
          </table:table-cell>
          <table:table-cell/>
        </table:table-row>
        <table:table-row table:style-name="ro1">
          <table:table-cell table:number-columns-repeated="2"/>
          <table:table-cell table:formula="of:=[.B25]-[.B18]" office:value-type="float" office:value="-2630">
            <text:p>-263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float" office:value="472">
            <text:p>472</text:p>
          </table:table-cell>
          <table:table-cell/>
          <table:table-cell office:value-type="string">
            <text:p><text:s text:c="4"/>OLOGIC_X1Y98 <text:s text:c="8"/>FDPE (Prop_fdpe_C_Q) <text:s text:c="8"/>0.472 <text:s text:c="4"/>5.568 r <text:s/>SDRAM_CTRLi/SDRAM_nCAS_reg/Q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<text:s text:c="25"/>net (fo=1, routed) <text:s text:c="10"/>0.001 <text:s text:c="4"/>5.569 <text:s text:c="3"/>SDRAM_nCAS_OBUF</text:p>
          </table:table-cell>
          <table:table-cell/>
        </table:table-row>
        <table:table-row table:style-name="ro1">
          <table:table-cell/>
          <table:table-cell office:value-type="float" office:value="2633">
            <text:p>2633</text:p>
          </table:table-cell>
          <table:table-cell/>
          <table:table-cell office:value-type="string">
            <text:p><text:s text:c="4"/>L1 <text:s text:c="18"/>OBUF (Prop_obuf_I_O) <text:s text:c="8"/>2.633 <text:s text:c="4"/>8.202 r <text:s/>SDRAM_nCAS_OBUF_inst/O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25"/>net (fo=0) <text:s text:c="18"/>0.000 <text:s text:c="4"/>8.202 <text:s text:c="3"/>SDRAM_nCAS</text:p>
          </table:table-cell>
          <table:table-cell/>
        </table:table-row>
        <table:table-row table:style-name="ro1">
          <table:table-cell/>
          <table:table-cell table:style-name="ce1" table:formula="of:=SUM([.B28:.B31])" office:value-type="float" office:value="3106">
            <text:p>3106</text:p>
          </table:table-cell>
          <table:table-cell table:formula="of:=[.B32]-[.B8]" office:value-type="float" office:value="-1546">
            <text:p>-1546</text:p>
          </table:table-cell>
          <table:table-cell office:value-type="string">
            <text:p><text:s text:c="4"/>L1 <text:s text:c="63"/>r <text:s/>SDRAM_nCAS (OUT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DQS tri</text:p>
          </table:table-cell>
          <table:table-cell office:value-type="float" office:value="518">
            <text:p>518</text:p>
          </table:table-cell>
          <table:table-cell/>
          <table:table-cell office:value-type="string">
            <text:p><text:s text:c="4"/>SLICE_X88Y83 <text:s text:c="8"/>FDCE (Prop_fdce_C_Q) <text:s text:c="8"/>0.518 <text:s text:c="4"/>5.601 r <text:s/>SDRAM_CTRLi/dq_write_reg/Q</text:p>
          </table:table-cell>
          <table:table-cell/>
        </table:table-row>
        <table:table-row table:style-name="ro1">
          <table:table-cell/>
          <table:table-cell office:value-type="float" office:value="677">
            <text:p>677</text:p>
          </table:table-cell>
          <table:table-cell/>
          <table:table-cell office:value-type="string">
            <text:p><text:s text:c="25"/>net (fo=2, routed) <text:s text:c="10"/>0.677 <text:s text:c="4"/>6.278 <text:s text:c="3"/>SDRAM_CTRLi/dq_write_reg_n_0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  <table:table-cell office:value-type="string">
            <text:p><text:s text:c="4"/>SLICE_X89Y83 <text:s text:c="8"/>LUT2 (Prop_lut2_I0_O) <text:s text:c="7"/>0.124 <text:s text:c="4"/>6.402 f <text:s/>SDRAM_CTRLi/SDRAM_DQS_OBUFT[1]_inst_i_2/O</text:p>
          </table:table-cell>
          <table:table-cell/>
        </table:table-row>
        <table:table-row table:style-name="ro1">
          <table:table-cell/>
          <table:table-cell office:value-type="float" office:value="3579">
            <text:p>3579</text:p>
          </table:table-cell>
          <table:table-cell/>
          <table:table-cell office:value-type="string">
            <text:p><text:s text:c="25"/>net (fo=18, routed) <text:s text:c="9"/>3.579 <text:s text:c="4"/>9.981 <text:s text:c="3"/>SDRAM_DQS_TRI[0]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4"/>U9 <text:s text:c="18"/>OBUFT (TriStatE_obuft_T_O)</text:p>
          </table:table-cell>
          <table:table-cell/>
        </table:table-row>
        <table:table-row table:style-name="ro1">
          <table:table-cell/>
          <table:table-cell office:value-type="float" office:value="2677">
            <text:p>2677</text:p>
          </table:table-cell>
          <table:table-cell/>
          <table:table-cell office:value-type="string">
            <text:p><text:s text:c="54"/>2.677 <text:s text:c="3"/>12.657 r <text:s/>SDRAM_DQS_OBUFT[0]_inst/O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s text:c="25"/>net (fo=0) <text:s text:c="18"/>0.000 <text:s text:c="3"/>12.657 <text:s text:c="3"/>SDRAM_DQS[0]</text:p>
          </table:table-cell>
          <table:table-cell/>
        </table:table-row>
        <table:table-row table:style-name="ro1">
          <table:table-cell/>
          <table:table-cell table:style-name="ce1" table:formula="of:=SUM([.B35:.B41])" office:value-type="float" office:value="7575">
            <text:p>7575</text:p>
          </table:table-cell>
          <table:table-cell table:formula="of:=[.B8]-[.B42]" office:value-type="float" office:value="-2923">
            <text:p>-2923</text:p>
          </table:table-cell>
          <table:table-cell office:value-type="string">
            <text:p><text:s text:c="4"/>U9 <text:s text:c="63"/>r <text:s/>SDRAM_DQS[0] (INOUT)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2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21.03.2016</text:date>, <text:time>22:0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s</meta:initial-creator>
    <meta:creation-date>2016-03-07T18:33:10.04</meta:creation-date>
    <dc:date>2016-03-21T22:04:35.23</dc:date>
    <dc:creator>t s</dc:creator>
    <meta:editing-duration>PT17H33M10S</meta:editing-duration>
    <meta:editing-cycles>10</meta:editing-cycles>
    <meta:generator>OpenOffice/4.1.2$Win32 OpenOffice.org_project/412m3$Build-9782</meta:generator>
    <meta:document-statistic meta:table-count="3" meta:cell-count="72" meta:object-count="0"/>
  </office:meta>
</office:document-meta>
</file>